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ear Box</text:p>
          </table:table-cell>
        </table:table-row>
        <table:table-row table:style-name="ro1">
          <table:table-cell office:value-type="string" calcext:value-type="string">
            <text:p>PH-M3-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PH-M4-7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S-M3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-M3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S-M4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-M4-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TR-M4-7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N-M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-M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W-M3-6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W-M4-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-M4-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9:14:11.878583537</meta:creation-date>
    <dc:date>2019-03-10T23:09:29.663365233</dc:date>
    <meta:editing-duration>PT3H14M47S</meta:editing-duration>
    <meta:editing-cycles>1</meta:editing-cycles>
    <meta:document-statistic meta:table-count="1" meta:cell-count="24" meta:object-count="0"/>
    <meta:generator>LibreOffice/6.1.3.2$Linux_X86_64 LibreOffice_project/10$Build-2</meta:generator>
  </office:meta>
</office:document-meta>
</file>